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283in" svg:y="0.0394in">
            <draw:object draw:notify-on-update-of-ranges="Sheet1.A1:Sheet1.A6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6:16:13.604186547</meta:creation-date>
    <dc:date>2017-05-22T19:09:06.642071410</dc:date>
    <meta:editing-duration>PT1H22M11S</meta:editing-duration>
    <meta:editing-cycles>2</meta:editing-cycles>
    <meta:generator>LibreOffice/4.2.8.2$Linux_X86_64 LibreOffice_project/420m0$Build-2</meta:generator>
    <meta:document-statistic meta:table-count="1" meta:cell-count="6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615" svg:x="0.32cm" svg:y="0.18cm" svg:width="12.534cm" svg:height="8.64cm">
          <chartooo:coordinate-region svg:x="1.127cm" svg:y="0.379cm" svg:width="11.6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15" chart:class="chart:line">
            <chart:data-point chart:repeated="6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1">
                <text:p>531</text:p>
                <draw:g>
                  <svg:desc>Sheet1.A1:Sheet1.A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9">
                <text:p>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